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9d5f38040" style:family="table" style:master-page-name="ta-mp-0x7f59d5f38040">
      <style:table-properties table:display="true" style:writing-mode="lr-tb"/>
    </style:style>
    <style:style style:name="ta-0x7f59d5f38230" style:family="table" style:master-page-name="ta-mp-0x7f59d5f38230">
      <style:table-properties table:display="true" style:writing-mode="lr-tb"/>
    </style:style>
    <style:style style:name="ta-0x7f59d5f38420" style:family="table" style:master-page-name="ta-mp-0x7f59d5f38420">
      <style:table-properties table:display="true" style:writing-mode="lr-tb"/>
    </style:style>
    <style:style style:name="ta-0x7f59d5f38610" style:family="table" style:master-page-name="ta-mp-0x7f59d5f38610">
      <style:table-properties table:display="true" style:writing-mode="lr-tb"/>
    </style:style>
    <style:style style:name="ta-0x7f59d5f38800" style:family="table" style:master-page-name="ta-mp-0x7f59d5f38800">
      <style:table-properties table:display="true" style:writing-mode="lr-tb"/>
    </style:style>
    <style:style style:name="ta-0x7f59d5f389f0" style:family="table" style:master-page-name="ta-mp-0x7f59d5f38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9d5eed64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76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89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9b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ae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f1f8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d5eed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5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e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ce2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0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f1f9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d5eedf80" style:family="table-cell" style:data-style-name="General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54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0a8" style:family="table-cell" style:data-style-name="General">
      <style:table-cell-properties fo:background-color="#c0c0c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2f8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67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8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2c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3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7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f1fa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d5eee9e8" style:family="table-cell" style:data-style-name="General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fb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b10" style:family="table-cell" style:data-style-name="General">
      <style:table-cell-properties fo:background-color="#c0c0c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ed60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0d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32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c86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cb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f1fb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d5eef450" style:family="table-cell" style:data-style-name="General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a1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578" style:family="table-cell" style:data-style-name="General">
      <style:table-cell-properties fo:background-color="#c0c0c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7c8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b4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d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d1a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cd0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c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f1fc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d5eefeb8" style:family="table-cell" style:data-style-name="General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f048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ffe0" style:family="table-cell" style:data-style-name="General">
      <style:table-cell-properties fo:background-color="#c0c0c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f0230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2c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5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cab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eec9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3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d5f1fe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e4f90640" style:family="table-cell" style:data-style-name="General">
      <style:table-cell-properties fo:background-color="#c0c0c0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c0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768" style:family="table-cell" style:data-style-name="General">
      <style:table-cell-properties fo:background-color="#c0c0c0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9b8" style:family="table-cell" style:data-style-name="General">
      <style:table-cell-properties fo:background-color="transparent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9e4f90d3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133.50pt" style:use-optimal-column-width="fals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59d5f98c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9d5fa10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9d5fa58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9d5fac8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9d5fafc1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59d5f38040" table:print="false">
        <office:forms form:automatic-focus="false" form:apply-design-mode="false">
          <form:form/>
        </office:forms>
        <table:table-column table:default-cell-style-name="ACE-0x7f59d5eed518" table:style-name="ACOL-1"/>
        <table:table-column table:style-name="ACOL-0" table:number-columns-repeated="127"/>
        <table:table-row table:style-name="AROW-0">
          <table:table-cell table:style-name="ACE-0x7f59d5eed64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59d5eed768" table:content-validation-name="VAL-0x7f59d5f98c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59d5eed890" table:content-validation-name="VAL-0x7f59d5fa10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59d5eed9b8" table:content-validation-name="VAL-0x7f59d5fa5810" office:value-type="string">
            <text:p>ViewAll</text:p>
          </table:table-cell>
          <table:table-cell table:number-columns-repeated="127" table:style-name="Gnumeric-default"/>
        </table:table-row>
        <table:table-row table:style-name="AROW-0">
          <table:table-cell table:style-name="ACE-0x7f59d5eedae0" table:content-validation-name="VAL-0x7f59d5fac8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x7f59d5eedc08" table:content-validation-name="VAL-0x7f59d5fafc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11" gnm:cursor-row="1">
          <gnm:selection gnm:start-col="11" gnm:start-row="1" gnm:end-col="11" gnm:end-row="1"/>
        </gnm:selections>
      </table:table>
      <table:table table:name="AQA1_TestData" table:style-name="ta-0x7f59d5f38230" table:print="false">
        <office:forms form:automatic-focus="false" form:apply-design-mode="false">
          <form:form/>
        </office:forms>
        <table:table-column table:default-cell-style-name="ACE-0x7f59d5eedd30" table:style-name="ACOL-3"/>
        <table:table-column table:default-cell-style-name="ACE-0x7f59d5eedd30" table:style-name="ACOL-4"/>
        <table:table-column table:default-cell-style-name="ACE-0x7f59d5eedd30" table:style-name="ACOL-5"/>
        <table:table-column table:default-cell-style-name="ACE-0x7f59d5eedd30" table:style-name="ACOL-6"/>
        <table:table-column table:default-cell-style-name="ACE-0x7f59d5eedd30" table:style-name="ACOL-7" table:number-columns-repeated="2"/>
        <table:table-column table:default-cell-style-name="ACE-0x7f59d5eedd30" table:style-name="ACOL-8"/>
        <table:table-column table:default-cell-style-name="ACE-0x7f59d5eedd30" table:style-name="ACOL-9"/>
        <table:table-column table:default-cell-style-name="ACE-0x7f59d5f1f980" table:style-name="ACOL-0" table:number-columns-repeated="120"/>
        <table:table-row table:style-name="AROW-0">
          <table:table-cell table:style-name="ACE-0x7f59d5eede58" office:value-type="string">
            <text:p>User Name</text:p>
          </table:table-cell>
          <table:table-cell table:style-name="ACE-0x7f59d5eedf80" office:value-type="string">
            <text:p>Password</text:p>
          </table:table-cell>
          <table:table-cell table:style-name="ACE-0x7f59d5eedf80" office:value-type="string">
            <text:p>SearchTextName</text:p>
          </table:table-cell>
          <table:table-cell table:style-name="ACE-0x7f59d5eee0a8" office:value-type="string">
            <text:p>EnterDesiredNumber</text:p>
          </table:table-cell>
          <table:table-cell table:number-columns-repeated="4" table:style-name="ACE-0x7f59d5eedd30"/>
          <table:table-cell table:number-columns-repeated="120" table:style-name="ACE-0x7f59d5f1f980"/>
        </table:table-row>
        <table:table-row table:style-name="AROW-0">
          <table:table-cell table:style-name="ACE-0x7f59d5eece28" office:value-type="string">
            <text:p>testshopclue@sc.com</text:p>
          </table:table-cell>
          <table:table-cell table:style-name="ACE-0x7f59d5eedd30" office:value-type="float" office:value="123456">
            <text:p>123456</text:p>
          </table:table-cell>
          <table:table-cell table:style-name="ACE-0x7f59d5eedd30" office:value-type="string">
            <text:p>Shirt Design Envelope Set Of Two</text:p>
          </table:table-cell>
          <table:table-cell table:style-name="ACE-0x7f59d5eee2f8" office:value-type="float" office:value="9">
            <text:p>9</text:p>
          </table:table-cell>
          <table:table-cell table:number-columns-repeated="4" table:style-name="ACE-0x7f59d5eedd30"/>
          <table:table-cell table:number-columns-repeated="120" table:style-name="ACE-0x7f59d5f1f980"/>
        </table:table-row>
        <table:table-row table:style-name="AROW-0">
          <table:table-cell table:style-name="ACE-0x7f59d5eed078" office:value-type="string">
            <text:p>testshopclue@sc.com</text:p>
          </table:table-cell>
          <table:table-cell table:number-columns-repeated="2" table:style-name="ACE-0x7f59d5eee548"/>
          <table:table-cell table:style-name="ACE-0x7f59d5eee670"/>
          <table:table-cell table:number-columns-repeated="4" table:style-name="ACE-0x7f59d5eedd30"/>
          <table:table-cell table:number-columns-repeated="120" table:style-name="ACE-0x7f59d5f1f98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59d5f1f98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59d5f38420" table:print="false">
        <office:forms form:automatic-focus="false" form:apply-design-mode="false">
          <form:form/>
        </office:forms>
        <table:table-column table:default-cell-style-name="ACE-0x7f59d5eee798" table:style-name="ACOL-3"/>
        <table:table-column table:default-cell-style-name="ACE-0x7f59d5eee798" table:style-name="ACOL-4"/>
        <table:table-column table:default-cell-style-name="ACE-0x7f59d5eee798" table:style-name="ACOL-5"/>
        <table:table-column table:default-cell-style-name="ACE-0x7f59d5eee798" table:style-name="ACOL-6"/>
        <table:table-column table:default-cell-style-name="ACE-0x7f59d5eee798" table:style-name="ACOL-7" table:number-columns-repeated="2"/>
        <table:table-column table:default-cell-style-name="ACE-0x7f59d5eee798" table:style-name="ACOL-8"/>
        <table:table-column table:default-cell-style-name="ACE-0x7f59d5eee798" table:style-name="ACOL-9"/>
        <table:table-column table:default-cell-style-name="ACE-0x7f59d5f1faa8" table:style-name="ACOL-0" table:number-columns-repeated="120"/>
        <table:table-row table:style-name="AROW-0">
          <table:table-cell table:style-name="ACE-0x7f59d5eee8c0" office:value-type="string">
            <text:p>User Name</text:p>
          </table:table-cell>
          <table:table-cell table:style-name="ACE-0x7f59d5eee9e8" office:value-type="string">
            <text:p>Password</text:p>
          </table:table-cell>
          <table:table-cell table:style-name="ACE-0x7f59d5eee9e8" office:value-type="string">
            <text:p>SearchTextName</text:p>
          </table:table-cell>
          <table:table-cell table:style-name="ACE-0x7f59d5eeeb10" office:value-type="string">
            <text:p>EnterDesiredNumber</text:p>
          </table:table-cell>
          <table:table-cell table:number-columns-repeated="4" table:style-name="ACE-0x7f59d5eee798"/>
          <table:table-cell table:number-columns-repeated="120" table:style-name="ACE-0x7f59d5f1faa8"/>
        </table:table-row>
        <table:table-row table:style-name="AROW-0">
          <table:table-cell table:style-name="ACE-0x7f59d5eed2c8" office:value-type="string">
            <text:p>testshopclue@sc.com</text:p>
          </table:table-cell>
          <table:table-cell table:style-name="ACE-0x7f59d5eee798" office:value-type="float" office:value="123456">
            <text:p>123456</text:p>
          </table:table-cell>
          <table:table-cell table:style-name="ACE-0x7f59d5eee798" office:value-type="string">
            <text:p>Shirt Design Envelope Set Of Two</text:p>
          </table:table-cell>
          <table:table-cell table:style-name="ACE-0x7f59d5eeed60" office:value-type="float" office:value="9">
            <text:p>9</text:p>
          </table:table-cell>
          <table:table-cell table:number-columns-repeated="4" table:style-name="ACE-0x7f59d5eee798"/>
          <table:table-cell table:number-columns-repeated="120" table:style-name="ACE-0x7f59d5f1faa8"/>
        </table:table-row>
        <table:table-row table:style-name="AROW-0">
          <table:table-cell table:style-name="ACE-0x7f59d5eed3f0" office:value-type="string">
            <text:p>testshopclue@sc.com</text:p>
          </table:table-cell>
          <table:table-cell table:number-columns-repeated="2" table:style-name="ACE-0x7f59d5eeefb0"/>
          <table:table-cell table:style-name="ACE-0x7f59d5eef0d8"/>
          <table:table-cell table:number-columns-repeated="4" table:style-name="ACE-0x7f59d5eee798"/>
          <table:table-cell table:number-columns-repeated="120" table:style-name="ACE-0x7f59d5f1faa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59d5f1faa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59d5f38610" table:print="false">
        <office:forms form:automatic-focus="false" form:apply-design-mode="false">
          <form:form/>
        </office:forms>
        <table:table-column table:default-cell-style-name="ACE-0x7f59d5eef200" table:style-name="ACOL-3"/>
        <table:table-column table:default-cell-style-name="ACE-0x7f59d5eef200" table:style-name="ACOL-4"/>
        <table:table-column table:default-cell-style-name="ACE-0x7f59d5eef200" table:style-name="ACOL-5"/>
        <table:table-column table:default-cell-style-name="ACE-0x7f59d5eef200" table:style-name="ACOL-6"/>
        <table:table-column table:default-cell-style-name="ACE-0x7f59d5eef200" table:style-name="ACOL-7" table:number-columns-repeated="2"/>
        <table:table-column table:default-cell-style-name="ACE-0x7f59d5eef200" table:style-name="ACOL-8"/>
        <table:table-column table:default-cell-style-name="ACE-0x7f59d5eef200" table:style-name="ACOL-9"/>
        <table:table-column table:default-cell-style-name="ACE-0x7f59d5f1fbd0" table:style-name="ACOL-0" table:number-columns-repeated="120"/>
        <table:table-row table:style-name="AROW-0">
          <table:table-cell table:style-name="ACE-0x7f59d5eef328" office:value-type="string">
            <text:p>User Name</text:p>
          </table:table-cell>
          <table:table-cell table:style-name="ACE-0x7f59d5eef450" office:value-type="string">
            <text:p>Password</text:p>
          </table:table-cell>
          <table:table-cell table:style-name="ACE-0x7f59d5eef450" office:value-type="string">
            <text:p>SearchTextName</text:p>
          </table:table-cell>
          <table:table-cell table:style-name="ACE-0x7f59d5eef578" office:value-type="string">
            <text:p>EnterDesiredNumber</text:p>
          </table:table-cell>
          <table:table-cell table:number-columns-repeated="4" table:style-name="ACE-0x7f59d5eef200"/>
          <table:table-cell table:number-columns-repeated="120" table:style-name="ACE-0x7f59d5f1fbd0"/>
        </table:table-row>
        <table:table-row table:style-name="AROW-0">
          <table:table-cell table:style-name="ACE-0x7f59d5eec860" office:value-type="string">
            <text:p>testshopclue@sc.com</text:p>
          </table:table-cell>
          <table:table-cell table:style-name="ACE-0x7f59d5eef200" office:value-type="float" office:value="123456">
            <text:p>123456</text:p>
          </table:table-cell>
          <table:table-cell table:style-name="ACE-0x7f59d5eef200" office:value-type="string">
            <text:p>Shirt Design Envelope Set Of Two</text:p>
          </table:table-cell>
          <table:table-cell table:style-name="ACE-0x7f59d5eef7c8" office:value-type="float" office:value="9">
            <text:p>9</text:p>
          </table:table-cell>
          <table:table-cell table:number-columns-repeated="4" table:style-name="ACE-0x7f59d5eef200"/>
          <table:table-cell table:number-columns-repeated="120" table:style-name="ACE-0x7f59d5f1fbd0"/>
        </table:table-row>
        <table:table-row table:style-name="AROW-0">
          <table:table-cell table:style-name="ACE-0x7f59d5eecbd8" office:value-type="string">
            <text:p>testshopclue@sc.com</text:p>
          </table:table-cell>
          <table:table-cell table:number-columns-repeated="2" table:style-name="ACE-0x7f59d5eefa18"/>
          <table:table-cell table:style-name="ACE-0x7f59d5eefb40"/>
          <table:table-cell table:number-columns-repeated="4" table:style-name="ACE-0x7f59d5eef200"/>
          <table:table-cell table:number-columns-repeated="120" table:style-name="ACE-0x7f59d5f1fbd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59d5f1fbd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59d5f38800" table:print="false">
        <office:forms form:automatic-focus="false" form:apply-design-mode="false">
          <form:form/>
        </office:forms>
        <table:table-column table:default-cell-style-name="ACE-0x7f59d5eefc68" table:style-name="ACOL-3"/>
        <table:table-column table:default-cell-style-name="ACE-0x7f59d5eefc68" table:style-name="ACOL-4"/>
        <table:table-column table:default-cell-style-name="ACE-0x7f59d5eefc68" table:style-name="ACOL-5"/>
        <table:table-column table:default-cell-style-name="ACE-0x7f59d5eefc68" table:style-name="ACOL-6"/>
        <table:table-column table:default-cell-style-name="ACE-0x7f59d5eefc68" table:style-name="ACOL-7" table:number-columns-repeated="2"/>
        <table:table-column table:default-cell-style-name="ACE-0x7f59d5eefc68" table:style-name="ACOL-8"/>
        <table:table-column table:default-cell-style-name="ACE-0x7f59d5eefc68" table:style-name="ACOL-9"/>
        <table:table-column table:default-cell-style-name="ACE-0x7f59d5f1fcf8" table:style-name="ACOL-0" table:number-columns-repeated="120"/>
        <table:table-row table:style-name="AROW-0">
          <table:table-cell table:style-name="ACE-0x7f59d5eefd90" office:value-type="string">
            <text:p>User Name</text:p>
          </table:table-cell>
          <table:table-cell table:style-name="ACE-0x7f59d5eefeb8" office:value-type="string">
            <text:p>Password</text:p>
          </table:table-cell>
          <table:table-cell table:style-name="ACE-0x7f59d5eefeb8" office:value-type="string">
            <text:p>SearchTextName</text:p>
          </table:table-cell>
          <table:table-cell table:style-name="ACE-0x7f59d5eeffe0" office:value-type="string">
            <text:p>EnterDesiredNumber</text:p>
          </table:table-cell>
          <table:table-cell table:number-columns-repeated="4" table:style-name="ACE-0x7f59d5eefc68"/>
          <table:table-cell table:number-columns-repeated="120" table:style-name="ACE-0x7f59d5f1fcf8"/>
        </table:table-row>
        <table:table-row table:style-name="AROW-0">
          <table:table-cell table:style-name="ACE-0x7f59d5eed1a0" office:value-type="string">
            <text:p>testshopclue@sc.com</text:p>
          </table:table-cell>
          <table:table-cell table:style-name="ACE-0x7f59d5eefc68" office:value-type="float" office:value="123456">
            <text:p>123456</text:p>
          </table:table-cell>
          <table:table-cell table:style-name="ACE-0x7f59d5eefc68" office:value-type="string">
            <text:p>Shirt Design Envelope Set Of Two</text:p>
          </table:table-cell>
          <table:table-cell table:style-name="ACE-0x7f59d5ef0230" office:value-type="float" office:value="9">
            <text:p>9</text:p>
          </table:table-cell>
          <table:table-cell table:number-columns-repeated="4" table:style-name="ACE-0x7f59d5eefc68"/>
          <table:table-cell table:number-columns-repeated="120" table:style-name="ACE-0x7f59d5f1fcf8"/>
        </table:table-row>
        <table:table-row table:style-name="AROW-0">
          <table:table-cell table:style-name="ACE-0x7f59d5eecd00" office:value-type="string">
            <text:p>testshopclue@sc.com</text:p>
          </table:table-cell>
          <table:table-cell table:number-columns-repeated="2" table:style-name="ACE-0x7f59d5ef0480"/>
          <table:table-cell table:style-name="ACE-0x7f59e4f902c8"/>
          <table:table-cell table:number-columns-repeated="4" table:style-name="ACE-0x7f59d5eefc68"/>
          <table:table-cell table:number-columns-repeated="120" table:style-name="ACE-0x7f59d5f1fcf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59d5f1fcf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59d5f389f0" table:print="false">
        <office:forms form:automatic-focus="false" form:apply-design-mode="false">
          <form:form/>
        </office:forms>
        <table:table-column table:default-cell-style-name="ACE-0x7f59e4f903f0" table:style-name="ACOL-3"/>
        <table:table-column table:default-cell-style-name="ACE-0x7f59e4f903f0" table:style-name="ACOL-4"/>
        <table:table-column table:default-cell-style-name="ACE-0x7f59e4f903f0" table:style-name="ACOL-5"/>
        <table:table-column table:default-cell-style-name="ACE-0x7f59e4f903f0" table:style-name="ACOL-6"/>
        <table:table-column table:default-cell-style-name="ACE-0x7f59e4f903f0" table:style-name="ACOL-7" table:number-columns-repeated="2"/>
        <table:table-column table:default-cell-style-name="ACE-0x7f59e4f903f0" table:style-name="ACOL-8"/>
        <table:table-column table:default-cell-style-name="ACE-0x7f59e4f903f0" table:style-name="ACOL-9"/>
        <table:table-column table:default-cell-style-name="ACE-0x7f59d5f1fe20" table:style-name="ACOL-0" table:number-columns-repeated="120"/>
        <table:table-row table:style-name="AROW-0">
          <table:table-cell table:style-name="ACE-0x7f59e4f90518" office:value-type="string">
            <text:p>User Name</text:p>
          </table:table-cell>
          <table:table-cell table:style-name="ACE-0x7f59e4f90640" office:value-type="string">
            <text:p>Password</text:p>
          </table:table-cell>
          <table:table-cell table:style-name="ACE-0x7f59e4f90640" office:value-type="string">
            <text:p>SearchTextName</text:p>
          </table:table-cell>
          <table:table-cell table:style-name="ACE-0x7f59e4f90768" office:value-type="string">
            <text:p>EnterDesiredNumber</text:p>
          </table:table-cell>
          <table:table-cell table:number-columns-repeated="4" table:style-name="ACE-0x7f59e4f903f0"/>
          <table:table-cell table:number-columns-repeated="120" table:style-name="ACE-0x7f59d5f1fe20"/>
        </table:table-row>
        <table:table-row table:style-name="AROW-0">
          <table:table-cell table:style-name="ACE-0x7f59d5eecab0" office:value-type="string">
            <text:p>testshopclue@sc.com</text:p>
          </table:table-cell>
          <table:table-cell table:style-name="ACE-0x7f59e4f903f0" office:value-type="float" office:value="123456">
            <text:p>123456</text:p>
          </table:table-cell>
          <table:table-cell table:style-name="ACE-0x7f59e4f903f0" office:value-type="string">
            <text:p>Shirt Design Envelope Set Of Two</text:p>
          </table:table-cell>
          <table:table-cell table:style-name="ACE-0x7f59e4f909b8" office:value-type="float" office:value="9">
            <text:p>9</text:p>
          </table:table-cell>
          <table:table-cell table:number-columns-repeated="4" table:style-name="ACE-0x7f59e4f903f0"/>
          <table:table-cell table:number-columns-repeated="120" table:style-name="ACE-0x7f59d5f1fe20"/>
        </table:table-row>
        <table:table-row table:style-name="AROW-0">
          <table:table-cell table:style-name="ACE-0x7f59d5eec988" office:value-type="string">
            <text:p>testshopclue@sc.com</text:p>
          </table:table-cell>
          <table:table-cell table:number-columns-repeated="2" table:style-name="ACE-0x7f59e4f90c08"/>
          <table:table-cell table:style-name="ACE-0x7f59e4f90d30"/>
          <table:table-cell table:number-columns-repeated="4" table:style-name="ACE-0x7f59e4f903f0"/>
          <table:table-cell table:number-columns-repeated="120" table:style-name="ACE-0x7f59d5f1fe2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59d5f1fe2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59d5eaa8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d5ea4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d5ecba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d76e7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dec35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dec5c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9d5f38040" style:display-name="TestCase" style:page-layout-name="pl-0x7f59d5eaa8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d5f38230" style:display-name="AQA1_TestData" style:page-layout-name="pl-0x7f59d5ea4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d5f38420" style:display-name="AQA2_TestData" style:page-layout-name="pl-0x7f59d5ecba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d5f38610" style:display-name="AQA3_TestData" style:page-layout-name="pl-0x7f59d76e7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d5f38800" style:display-name="AQA4_TestData" style:page-layout-name="pl-0x7f59dec35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d5f389f0" style:display-name="AQA5_TestData" style:page-layout-name="pl-0x7f59dec5c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1:56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